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1-22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0.63" table:style-name="ce1">
            <text:p>10.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7-09T08:47:14Z</meta:creation-date>
    <dc:date>2021-07-09T08:47:34Z</dc:date>
    <meta:user-defined meta:name="_MarkAsFinal" meta:value-type="boolean">true</meta:user-defined>
  </office:meta>
</office:document-meta>
</file>